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in" fo:margin-bottom="0in" loext:contextual-spacing="false" style:line-height-at-least="0.028in"/>
    </style:style>
    <style:style style:name="P2" style:family="paragraph" style:parent-style-name="Normal_20__28_Web_29_">
      <style:paragraph-properties fo:margin-top="0in" fo:margin-bottom="0in" loext:contextual-spacing="false" style:line-height-at-least="0.028in"/>
      <style:text-properties fo:font-weight="bold" style:font-weight-asian="bold"/>
    </style:style>
    <style:style style:name="P3" style:family="paragraph" style:parent-style-name="Normal_20__28_Web_29_">
      <style:paragraph-properties fo:margin-top="0in" fo:margin-bottom="0in" loext:contextual-spacing="false" style:line-height-at-least="0.028in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4" style:family="paragraph" style:parent-style-name="Normal_20__28_Web_29_">
      <style:paragraph-properties fo:margin-top="0in" fo:margin-bottom="0in" loext:contextual-spacing="false" style:line-height-at-least="0.028in"/>
      <style:text-properties officeooo:rsid="00141e92" officeooo:paragraph-rsid="00141e92"/>
    </style:style>
    <style:style style:name="P5" style:family="paragraph" style:parent-style-name="Normal_20__28_Web_29_" style:master-page-name="Standard">
      <style:paragraph-properties fo:margin-top="0in" fo:margin-bottom="0in" loext:contextual-spacing="false" style:line-height-at-least="0.028in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4" style:family="text">
      <style:text-properties style:text-position="super 58%"/>
    </style:style>
    <style:style style:name="T5" style:family="text">
      <style:text-properties officeooo:rsid="00141e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ret Somsen</text:p>
      <text:p text:style-name="P1">Cell:  <text:span text:style-name="Internet_20_link"><text:span text:style-name="T5">971.985.5933</text:span></text:span></text:p>
      <text:p text:style-name="P4">8 NW 8<text:span text:style-name="T4">th</text:span> Ave.</text:p>
      <text:p text:style-name="P1">Portland, OR 9720<text:span text:style-name="T5">9</text:span></text:p>
      <text:p text:style-name="P1"> </text:p>
      <text:p text:style-name="P1"><text:span text:style-name="T1">Employment Goals</text:span>:  Seeking full/part time employment utilizing skills acquired through years of experience in the restaurant and bar industry.</text:p>
      <text:p text:style-name="P1"> </text:p>
      <text:p text:style-name="P1"><text:span text:style-name="T1">Qualifications</text:span>:</text:p>
      <text:p text:style-name="P1"/>
      <text:p text:style-name="P1">• <text:s/>Posses OLCC card and Food Handler’s permits.</text:p>
      <text:p text:style-name="P1">•  Fast and efficient professional service, good under pressure.</text:p>
      <text:p text:style-name="P1">•  Excellent knowledge of beer, wine, &amp; spirits. Including classic cocktails. Capable mixologist <text:tab/>able to work with both hands quickly.</text:p>
      <text:p text:style-name="P1">•  Finely tuned communication skills applied towards both the guests and co-workers, able to be <text:tab/>a real ‘team’ player.</text:p>
      <text:p text:style-name="P1">•  Goal is always to provide memorable experience to the guest.</text:p>
      <text:p text:style-name="P1">•  Long history of restaurant employment with an understanding of both <text:s/>FOH/BOH and how<text:tab/><text:tab/> these two parts work together.</text:p>
      <text:p text:style-name="P1"> </text:p>
      <text:p text:style-name="P1"><text:span text:style-name="T1">Relevent Work History</text:span>:</text:p>
      <text:p text:style-name="P1"/>
      <text:p text:style-name="P1">• <text:s/><text:span text:style-name="T5">18</text:span> months spent as a server/bartender at the 15th Avenue Hophouse in the Irvington <text:tab/>neighborhood near Lloyd Center.</text:p>
      <text:p text:style-name="P1">• <text:s/>8 months spent as a server at Hopworks Urban Brewery (H.U.B.), Portland, OR.</text:p>
      <text:p text:style-name="P1">• <text:s/>9 months spent working as a bartender/server at the Old Spaghetti Factory, located on <text:tab/>Macadam Avenue near John’s Landing in Portland, OR.</text:p>
      <text:p text:style-name="P1">• 1 ½ years as an assistant manager at the Laughing Planet Café near Reed College on<text:tab/><text:tab/><text:tab/> Woodstock Avenue in Portland, OR.</text:p>
      <text:p text:style-name="P1">•  1 ½ years tending bar at the Brooklyn Seafood, Steak, and Oyster House; on the corner of 2<text:span text:style-name="T4">nd</text:span><text:tab/><text:tab/> and University, downtown Seattle, WA.</text:p>
      <text:p text:style-name="P1">•  2 years waiting tables in a fine dining environment at the Bistro Pleasant Beach; located on <text:tab/>Bainbridge Island, WA.</text:p>
      <text:p text:style-name="P1"> • 1 ½ years spent as a bar server at F.X. McRory’s in downtown Seattle, WA; a veteran of two <text:tab/>consecutive Mariner’s baseball seasons in Pioneer Square from     2003-2004.</text:p>
      <text:p text:style-name="P1">•  1 year working as a weekend bartender at the Two Bells Tavern; located in downtown <text:tab/>Seattle’s hip Belltown district, from late 2002-2004.</text:p>
      <text:p text:style-name="P1">•  2 years working at a sport’s bar named Floyd’s Place in Seattle, WA; starting as a bar-back <text:tab/>and eventually doing some bartending during the busy Sonic’s basketball season of <text:tab/>2002-2003.</text:p>
      <text:p text:style-name="P1"> </text:p>
      <text:p text:style-name="P1"><text:span text:style-name="T1">Education</text:span>:  Graduated from Bainbridge Island High School in 1997; attended 1 ½ year of business school training at the University of Colorado in Boulder; completed 1 year of a transfer degree program at Portland Community College.</text:p>
      <text:p text:style-name="P1"/>
      <text:p text:style-name="P1"><text:span text:style-name="T1">Additional References</text:span>:  Available upon request.</text:p>
      <text:p text:style-name="P1"><text:soft-page-break/> </text:p>
      <text:p text:style-name="P1"/>
      <text:p text:style-name="P3">Work Experience</text:p>
      <text:p text:style-name="P1"> </text:p>
      <text:p text:style-name="P1">1/12-4/13, Bartender/Server</text:p>
      <text:p text:style-name="P1">15th Ave. Hophouse</text:p>
      <text:p text:style-name="P1">Portland, OR</text:p>
      <text:p text:style-name="P1">Kirstin Seitz, General Manager</text:p>
      <text:p text:style-name="P1"><text:a xlink:type="simple" xlink:href="tel:%28503%29%20422-3338" office:target-frame-name="_blank" xlink:show="new" text:style-name="Internet_20_link" text:visited-style-name="Visited_20_Internet_20_Link"><text:span text:style-name="Internet_20_link">(503) 422-3338</text:span></text:a></text:p>
      <text:p text:style-name="P1"> </text:p>
      <text:p text:style-name="P1">4/11-12/11, Server</text:p>
      <text:p text:style-name="P1">Hopworks Urban Brewery (H.U.B.)</text:p>
      <text:p text:style-name="P1">Portland, OR</text:p>
      <text:p text:style-name="P1">Maureen Thorp, Manager</text:p>
      <text:p text:style-name="P1"><text:a xlink:type="simple" xlink:href="tel:%28503%29%20232-4677" office:target-frame-name="_blank" xlink:show="new" text:style-name="Internet_20_link" text:visited-style-name="Visited_20_Internet_20_Link"><text:span text:style-name="Internet_20_link">(503) 232-4677</text:span></text:a></text:p>
      <text:p text:style-name="P1"> </text:p>
      <text:p text:style-name="P1">9/10-5/11, Bartender/Server</text:p>
      <text:p text:style-name="P1">Old Spaghetti Factory</text:p>
      <text:p text:style-name="P1">Portland, OR</text:p>
      <text:p text:style-name="P1">Gary Shepard, General Manager</text:p>
      <text:p text:style-name="P1"><text:a xlink:type="simple" xlink:href="tel:%28503%29%20222-5375" office:target-frame-name="_blank" xlink:show="new" text:style-name="Internet_20_link" text:visited-style-name="Visited_20_Internet_20_Link"><text:span text:style-name="Internet_20_link">(503) 222-5375</text:span></text:a></text:p>
      <text:p text:style-name="P1"> </text:p>
      <text:p text:style-name="P1">11/07-4/09, Assistant Manager</text:p>
      <text:p text:style-name="P1">Laughing Planet Café</text:p>
      <text:p text:style-name="P1">Portland, OR</text:p>
      <text:p text:style-name="P1">David Cohen, Manager</text:p>
      <text:p text:style-name="P1"><text:a xlink:type="simple" xlink:href="tel:%28503%29%20788-2921" office:target-frame-name="_blank" xlink:show="new" text:style-name="Internet_20_link" text:visited-style-name="Visited_20_Internet_20_Link"><text:span text:style-name="Internet_20_link">(503) 788-2921</text:span></text:a></text:p>
      <text:p text:style-name="P1"> </text:p>
      <text:p text:style-name="P1">11/05-3/07, Bartender</text:p>
      <text:p text:style-name="P1">The Brooklyn Seafood, Steak, &amp; Oyster House</text:p>
      <text:p text:style-name="P1">Seattle, WA</text:p>
      <text:p text:style-name="P1">Rick Cicco, General Manager</text:p>
      <text:p text:style-name="P1"><text:a xlink:type="simple" xlink:href="tel:%28206%29%20224-7000" office:target-frame-name="_blank" xlink:show="new" text:style-name="Internet_20_link" text:visited-style-name="Visited_20_Internet_20_Link"><text:span text:style-name="Internet_20_link">(206) 224-7000</text:span></text:a></text:p>
      <text:p text:style-name="P1"> </text:p>
      <text:p text:style-name="P1"> </text:p>
      <text:p text:style-name="P1"><text:span text:style-name="T1">References:</text:span></text:p>
      <text:p text:style-name="P2"/>
      <text:p text:style-name="P1">Patrick Branch, Manager</text:p>
      <text:p text:style-name="P1">Hopworks Urban Brewery (H.U.B.), <text:a xlink:type="simple" xlink:href="tel:%28503%29%20962-9464" office:target-frame-name="_blank" xlink:show="new" text:style-name="Internet_20_link" text:visited-style-name="Visited_20_Internet_20_Link"><text:span text:style-name="Internet_20_link">(503) 962-9464</text:span></text:a></text:p>
      <text:p text:style-name="P1"> </text:p>
      <text:p text:style-name="P1">Brian Luchenhill, Regional Manager</text:p>
      <text:p text:style-name="P1">Laughing Planet Café, <text:a xlink:type="simple" xlink:href="tel:%28503%29%20730-9916" office:target-frame-name="_blank" xlink:show="new" text:style-name="Internet_20_link" text:visited-style-name="Visited_20_Internet_20_Link"><text:span text:style-name="Internet_20_link">(503) 730-9916</text:span></text:a></text:p>
      <text:p text:style-name="P1"> </text:p>
      <text:p text:style-name="P1">Josh Ellickson, Senior Bartender</text:p>
      <text:p text:style-name="P1">Old Spaghetti Factory, <text:a xlink:type="simple" xlink:href="tel:%28503%29%20901-1258" office:target-frame-name="_blank" xlink:show="new" text:style-name="Internet_20_link" text:visited-style-name="Visited_20_Internet_20_Link"><text:span text:style-name="Internet_20_link">(503) 901-1258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stuser</meta:initial-creator>
    <meta:creation-date>2013-07-27T13:17:00</meta:creation-date>
    <dc:date>2017-11-01T17:52:43.045747323</dc:date>
    <meta:editing-cycles>2</meta:editing-cycles>
    <meta:editing-duration>PT14M57S</meta:editing-duration>
    <meta:document-statistic meta:table-count="0" meta:image-count="0" meta:object-count="0" meta:page-count="2" meta:paragraph-count="71" meta:word-count="465" meta:character-count="3038" meta:non-whitespace-character-count="2577"/>
    <meta:generator>LibreOffice/5.2.2.2$Linux_X86_64 LibreOffice_project/20m0$Build-2</meta:generator>
  </office:meta>
</office:document-meta>
</file>